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end" style:justify-single-word="false"/>
      <style:text-properties fo:color="#80808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er">
      <style:text-properties fo:color="#808080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se of the Runelords</text:h>
      <text:p text:style-name="Text_20_body">GM Notes</text:p>
      <text:p text:style-name="Text_20_body"><text:date style:data-style-name="N37" text:date-value="2013-01-27T23:21:27.63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8">Rise of the Runelords<text:tab/>1</text:p>
          <text:p text:style-name="P8">General Notes<text:tab/>3</text:p>
          <text:p text:style-name="P8">Aldern Foxglove<text:tab/>4</text:p>
          <text:p text:style-name="P8">Gresgurt<text:tab/>5</text:p>
        </text:index-body>
      </text:table-of-content>
      <text:p text:style-name="Text_20_body"/>
      <text:h text:style-name="P6" text:outline-level="1">General Notes</text:h>
      <text:list xml:id="list5761793721106434463" text:style-name="L1">
        <text:list-item>
          <text:p text:style-name="P2">5 years ago "Late Unpleasantness"</text:p>
        </text:list-item>
        <text:list-item>
          <text:p text:style-name="P2">Runelord Alaznist (Al az nist) – minor runewell of wrath</text:p>
        </text:list-item>
        <text:list-item>
          <text:p text:style-name="P2">Nightmares</text:p>
        </text:list-item>
        <text:list-item>
          <text:p text:style-name="P2">Lonjiku Kaijitsu (convicted), noble threw his wife over the cliffs of his manor</text:p>
        </text:list-item>
        <text:list-item>
          <text:p text:style-name="P2">Jervas Stoot (dead), eccentric who carved birds killed two dozen folks</text:p>
        </text:list-item>
        <text:list-item>
          <text:p text:style-name="P2">Nualia Tobyn, orphan, unearthly beauty, pregnant (miscarried) and abandoned, burned the church with her father in it</text:p>
          <text:list>
            <text:list-item>
              <text:p text:style-name="P2">Superstitious- her beauty could cure (she hated this idea)</text:p>
            </text:list-item>
            <text:list-item>
              <text:p text:style-name="P2">Fell in love with a local Varisian (Delek Viskanta), father did not approve</text:p>
            </text:list-item>
            <text:list-item>
              <text:p text:style-name="P2">Got pregnant in the smugglers tunnel, Delek called her a slut and left town</text:p>
            </text:list-item>
            <text:list-item>
              <text:p text:style-name="P2">Father found out</text:p>
            </text:list-item>
            <text:list-item>
              <text:p text:style-name="P2">Baby was deformed and horrific (hidden shire to Lamashtu- goddess of monstrous births)</text:p>
            </text:list-item>
            <text:list-item>
              <text:p text:style-name="P2">Coma, awoke to burn her father in his church (locals thought she died too)</text:p>
            </text:list-item>
            <text:list-item>
              <text:p text:style-name="P2">Fled to Magnima and enlisted the add of Skinwas Men- killed Delek</text:p>
            </text:list-item>
            <text:list-item>
              <text:p text:style-name="P2">Received a medallion (seven-pointed star called Sihedron Medallion)</text:p>
            </text:list-item>
            <text:list-item>
              <text:p text:style-name="P2">Returned to Sandpoint, broke down a wall in smugglers tunnel, met Erylium (Catacombs of Wrath)</text:p>
            </text:list-item>
            <text:list-item>
              <text:p text:style-name="P2">Visions of a barghest named Malfeshnekor (goblin wolf) from Lamashtu</text:p>
            </text:list-item>
            <text:list-item>
              <text:p text:style-name="P2">Malfeshnekor will help her transform into monster (removing her "celestial taint")</text:p>
            </text:list-item>
          </text:list>
        </text:list-item>
        <text:list-item>
          <text:p text:style-name="P2">Ezakien Tobyn, father of Nualia, previous religious leader</text:p>
        </text:list-item>
      </text:list>
      <text:p text:style-name="P1"/>
      <text:list xml:id="list20306250" text:continue-numbering="true" text:style-name="L1">
        <text:list-item>
          <text:p text:style-name="P2">First encounter makes the heroes famous in the town</text:p>
        </text:list-item>
        <text:list-item>
          <text:p text:style-name="P2">Nualia is in Thistletop (everyone thinks she is dead)</text:p>
        </text:list-item>
      </text:list>
      <text:h text:style-name="P6" text:outline-level="1">Aldern Foxglove</text:h>
      <text:p text:style-name="P1">Aldern Foxglove<text:tab/>CR 5</text:p>
      <text:p text:style-name="P1">XP 1600</text:p>
      <text:p text:style-name="P1">Male Human Aristocrat 4 Rogue 3</text:p>
      <text:p text:style-name="P1">CN Medium Humanoid (human)</text:p>
      <text:p text:style-name="P1">Init +4; Senses Perception -1</text:p>
      <text:p text:style-name="P1">--------------------</text:p>
      <text:p text:style-name="P1">Defense</text:p>
      <text:p text:style-name="P1">--------------------</text:p>
      <text:p text:style-name="P1">AC 20, touch 16, flat-footed 15 (+4 armor, +4 Dex, +1 deflection, +1 dodge)</text:p>
      <text:p text:style-name="P1">hp 36 (7d8)</text:p>
      <text:p text:style-name="P1">Fort +2, Ref +8 (+1 bonus vs. traps), Will +4</text:p>
      <text:p text:style-name="P1">Defensive Abilities evasion, trap sense</text:p>
      <text:p text:style-name="P1">--------------------</text:p>
      <text:p text:style-name="P1">Offense</text:p>
      <text:p text:style-name="P1">--------------------</text:p>
      <text:p text:style-name="P1">Speed 30 ft.</text:p>
      <text:p text:style-name="P1">Melee Shortsword +7 (1d6+2/19-20/x2)</text:p>
      <text:p text:style-name="P1">Ranged Masterwork Composite longbow (Str +2) +11 (1d8+2/x3)</text:p>
      <text:p text:style-name="P1">Special Attacks sneak attack +2d6</text:p>
      <text:p text:style-name="P1">--------------------</text:p>
      <text:p text:style-name="P1">Statistics</text:p>
      <text:p text:style-name="P1">--------------------</text:p>
      <text:p text:style-name="P1">Str 14, Dex 18, Con 10, Int 12, Wis 8, Cha 13</text:p>
      <text:p text:style-name="P1">Base Atk +5; CMB +7; CMD 23</text:p>
      <text:p text:style-name="P1">Feats Animal Affinity, Big Game Hunter, Deadly Aim -2/+4, Dodge, Point Blank Shot, Weapon Focus (Longbow)</text:p>
      <text:p text:style-name="P1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1">Languages Common, Elven</text:p>
      <text:p text:style-name="P1">SQ rogue talents (weapon training), trapfinding +1</text:p>
      <text:p text:style-name="P1">Combat Gear Potion of bull's strength, Potion of cure moderate wounds; Other Gear Masterwork Chain shirt, Arrows (60), Masterwork Composite longbow (Str +2), Shortsword, Ring of protection +1, 50 GP</text:p>
      <text:p text:style-name="P1">--------------------</text:p>
      <text:p text:style-name="P1">Special Abilities</text:p>
      <text:p text:style-name="P1">--------------------</text:p>
      <text:p text:style-name="P1">Big Game Hunter +1 to hit, +2 to damage Large or larger creatures.</text:p>
      <text:p text:style-name="P1">Deadly Aim -2/+4 Trade a penalty to ranged attacks for a bonus to ranged damage.</text:p>
      <text:p text:style-name="P1">Evasion (Ex) If you succeed at a Reflex save for half damage, you take none instead.</text:p>
      <text:p text:style-name="P1">Point Blank Shot +1 to attack and damage rolls with ranged weapons at up to 30 feet.</text:p>
      <text:p text:style-name="P1">Sneak Attack +2d6 +2d6 damage if you flank your target or your target is flat-footed.</text:p>
      <text:p text:style-name="P1">Trap Sense +1 (Ex) +1 bonus on reflex saves and AC against traps.</text:p>
      <text:p text:style-name="P1">Trapfinding +1 Gain a bonus to find or disable traps, including magical ones.</text:p>
      <text:h text:style-name="P6" text:outline-level="1">Gresgurt</text:h>
      <text:p text:style-name="P1">This creature stands barely three feet tall, its scrawny, humanoid body dwarfed by its wide, ungainly head.</text:p>
      <text:p text:style-name="P1">--------------------</text:p>
      <text:p text:style-name="P1">Gresgurt<text:tab/>CR 1/2</text:p>
      <text:p text:style-name="P1">XP 200</text:p>
      <text:p text:style-name="P1">Male Goblin Ranger 1</text:p>
      <text:p text:style-name="P1">NE Small Humanoid (goblinoid)</text:p>
      <text:p text:style-name="P1">Init +7; Senses darkvision; Perception -1</text:p>
      <text:p text:style-name="P1">--------------------</text:p>
      <text:p text:style-name="P1">Defense</text:p>
      <text:p text:style-name="P1">--------------------</text:p>
      <text:p text:style-name="P1">AC 17, touch 14, flat-footed 14 (+3 armor, +3 Dex, +1 size)</text:p>
      <text:p text:style-name="P1">hp 9 (1d10+1)</text:p>
      <text:p text:style-name="P1">Fort +3, Ref +5, Will -1</text:p>
      <text:p text:style-name="P1">--------------------</text:p>
      <text:p text:style-name="P1">Offense</text:p>
      <text:p text:style-name="P1">--------------------</text:p>
      <text:p text:style-name="P1">Speed 30 ft.</text:p>
      <text:p text:style-name="P1">Melee Dagger +3 (1d3+1/19-20/x2)</text:p>
      <text:p text:style-name="P1">Special Attacks favored enemy (animals +2)</text:p>
      <text:p text:style-name="P1">Ranger Spells Prepared (CL 0):</text:p>
      <text:p text:style-name="P1">--------------------</text:p>
      <text:p text:style-name="P1">Statistics</text:p>
      <text:p text:style-name="P1">--------------------</text:p>
      <text:p text:style-name="P1">Str 12, Dex 16, Con 12, Int 10, Wis 9, Cha 6</text:p>
      <text:p text:style-name="P1">Base Atk +1; CMB +1; CMD 14</text:p>
      <text:p text:style-name="P1">Feats Improved Initiative</text:p>
      <text:p text:style-name="P1">Skills Acrobatics +3, Bluff -1 (+1 vs. animals), Climb +4, Escape Artist +3, Fly +4, Perception -1 (+1 vs. animals), Ride +10, Sense Motive -1 (+1 vs. animals), Stealth +14, Survival -1 (+1 vs. animals, +0 to track), Swim +4</text:p>
      <text:p text:style-name="P1">Languages Goblin</text:p>
      <text:p text:style-name="P1">SQ track, wild empathy</text:p>
      <text:p text:style-name="P1">Other Gear Studded leather armor, Dagger, You have no money!</text:p>
      <text:p text:style-name="P1">--------------------</text:p>
      <text:p text:style-name="P1">Special Abilities</text:p>
      <text:p text:style-name="P1">--------------------</text:p>
      <text:p text:style-name="P1">Darkvision (60 feet) You can see in the dark (black and white vision only).</text:p>
      <text:p text:style-name="P1">Favored Enemy (Animals +2) (Ex) +2 to rolls vs Favored Enemy (Animals).</text:p>
      <text:p text:style-name="P1">Track +1 Add the listed bonus to survival checks made to track.</text:p>
      <text:p text:style-name="P1">Wild Empathy -1 (Ex) Improve the attitude of an animal, as if using Diplom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  <style:text-properties fo:color="#80808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17S</meta:editing-duration>
    <meta:editing-cycles>18</meta:editing-cycles>
    <meta:generator>OpenOffice.org/3.4$Win32 OpenOffice.org_project/340m1$Build-9590</meta:generator>
    <dc:date>2013-01-28T00:15:16.44</dc:date>
    <dc:creator>Nick Derevjanik</dc:creator>
    <meta:document-statistic meta:table-count="0" meta:image-count="0" meta:object-count="0" meta:page-count="5" meta:paragraph-count="109" meta:word-count="785" meta:character-count="4720"/>
    <meta:user-defined meta:name="Info 1"/>
    <meta:user-defined meta:name="Info 2"/>
    <meta:user-defined meta:name="Info 3"/>
    <meta:user-defined meta:name="Info 4"/>
  </office:meta>
</office:document-meta>
</file>